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9636"/>
    </style:style>
    <style:style style:name="P2" style:family="paragraph" style:parent-style-name="Standard">
      <style:text-properties fo:font-weight="bold" officeooo:rsid="00155edf" officeooo:paragraph-rsid="00155edf" style:font-weight-asian="bold" style:font-weight-complex="bold"/>
    </style:style>
    <style:style style:name="P3" style:family="paragraph" style:parent-style-name="Standard">
      <style:text-properties officeooo:paragraph-rsid="001496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adane’s Algorithm</text:p>
      <text:p text:style-name="P1"/>
      <text:p text:style-name="P1">#include&lt;iostream&gt;</text:p>
      <text:p text:style-name="P1">using namespace std;</text:p>
      <text:p text:style-name="P1">int main()</text:p>
      <text:p text:style-name="P1">{</text:p>
      <text:p text:style-name="P1"><text:tab/>int n ;</text:p>
      <text:p text:style-name="P1"><text:tab/>cout&lt;&lt;"enter the size of array ";</text:p>
      <text:p text:style-name="P1"><text:tab/>cin&gt;&gt;n;</text:p>
      <text:p text:style-name="P1"><text:tab/>int a[n],i,j,k;</text:p>
      <text:p text:style-name="P1"><text:tab/>cout&lt;&lt;"enter the elements of array ";</text:p>
      <text:p text:style-name="P1"><text:tab/>for(i=0;i&lt;n;i++){</text:p>
      <text:p text:style-name="P1"><text:tab/><text:tab/>cin&gt;&gt;a[i];</text:p>
      <text:p text:style-name="P1"><text:tab/>}</text:p>
      <text:p text:style-name="P1"><text:tab/>int maximum_sum=0;</text:p>
      <text:p text:style-name="P1"><text:tab/>int current_sum=0;</text:p>
      <text:p text:style-name="P1"><text:tab/>int left=0;</text:p>
      <text:p text:style-name="P1"><text:tab/>int right=0;</text:p>
      <text:p text:style-name="P1"><text:tab/>for(i=0;i&lt;n;i++){</text:p>
      <text:p text:style-name="P1"><text:tab/><text:tab/>for(j=i;j&lt;n;j++)</text:p>
      <text:p text:style-name="P1"><text:tab/><text:tab/>{</text:p>
      <text:p text:style-name="P1"><text:tab/><text:tab/><text:tab/>current_sum=0;</text:p>
      <text:p text:style-name="P1"><text:tab/><text:tab/><text:tab/>for(k=i;k&lt;=j;k++){</text:p>
      <text:p text:style-name="P1"><text:tab/><text:tab/><text:tab/><text:tab/>current_sum+=a[k];</text:p>
      <text:p text:style-name="P1"><text:tab/><text:tab/><text:tab/>}</text:p>
      <text:p text:style-name="P1"><text:tab/><text:tab/><text:tab/>if(current_sum&gt;maximum_sum){</text:p>
      <text:p text:style-name="P1"><text:tab/><text:tab/><text:tab/><text:tab/>maximum_sum=current_sum;</text:p>
      <text:p text:style-name="P1"><text:tab/><text:tab/><text:tab/><text:tab/>left=i;</text:p>
      <text:p text:style-name="P1"><text:tab/><text:tab/><text:tab/><text:tab/>right=j;</text:p>
      <text:p text:style-name="P1"><text:tab/><text:tab/><text:tab/><text:tab/>}</text:p>
      <text:p text:style-name="P1"><text:tab/><text:tab/>}</text:p>
      <text:p text:style-name="P1"><text:tab/>}</text:p>
      <text:p text:style-name="P1"><text:tab/>cout&lt;&lt;"maximum_sum is "&lt;&lt;maximum_sum&lt;&lt;endl;</text:p>
      <text:p text:style-name="P1"><text:tab/></text:p>
      <text:p text:style-name="P1">for(k=left;k&lt;=right;k++){</text:p>
      <text:p text:style-name="P1"><text:tab/>cout&lt;&lt;a[k]&lt;&lt;" ";</text:p>
      <text:p text:style-name="P1">}</text:p>
      <text:p text:style-name="P1">return 0;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0:56:25.057710883</meta:creation-date>
    <dc:date>2022-07-05T10:19:27.341750042</dc:date>
    <meta:editing-duration>PT2H19M25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38" meta:word-count="62" meta:character-count="559" meta:non-whitespace-character-count="478"/>
  </office:meta>
</office:document-meta>
</file>